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georgia" svg:font-family="georgia, serif"/>
    <style:font-face style:name="monospace" svg:font-family="monospace, 'Courier New'"/>
    <style:font-face style:name="verdana" svg:font-family="verdana, geneva, lucida, 'lucida grande', 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1" style:family="table-row">
      <style:table-row-properties style:min-row-height="0.0097in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3" style:family="table-row">
      <style:table-row-properties style:min-row-height="0.0049in"/>
    </style:style>
    <style:style style:name="Boil" style:family="table">
      <style:table-properties style:width="6.925in" table:align="margins"/>
    </style:style>
    <style:style style:name="Boil.A" style:family="table-column">
      <style:table-column-properties style:column-width="2.3083in" style:rel-column-width="21845*"/>
    </style:style>
    <style:style style:name="Boil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Boil.C1" style:family="table-cell">
      <style:table-cell-properties fo:padding="0.0382in" fo:border="0.0007in solid #000000"/>
    </style:style>
    <style:style style:name="Boil.A2" style:family="table-cell">
      <style:table-cell-properties fo:padding="0.0382in" fo:border-left="0.0007in solid #000000" fo:border-right="none" fo:border-top="none" fo:border-bottom="0.0007in solid #000000"/>
    </style:style>
    <style:style style:name="Boil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C" style:family="table-column">
      <style:table-column-properties style:column-width="1.1542in" style:rel-column-width="10922*"/>
    </style:style>
    <style:style style:name="Table7.D" style:family="table-column">
      <style:table-column-properties style:column-width="1.1542in" style:rel-column-width="1092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D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.5" style:family="table-row">
      <style:table-row-properties style:min-row-height="1.2208in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C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P1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40pt" fo:font-weight="bold" style:font-size-asian="40pt" style:font-weight-asian="bold" style:font-size-complex="40pt" style:font-weight-complex="bold"/>
    </style:style>
    <style:style style:name="P3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text-properties style:text-underline-style="solid" style:text-underline-type="double" style:text-underline-width="auto" style:text-underline-color="font-color"/>
    </style:style>
    <style:style style:name="P6" style:family="paragraph" style:parent-style-name="Preformatted_20_Text">
      <style:text-properties fo:font-variant="normal" fo:text-transform="none" fo:color="#000000" style:font-name="monospace" fo:font-size="7.5pt" fo:letter-spacing="normal" fo:font-style="normal" fo:font-weight="normal" style:font-weight-asian="bold" style:font-weight-complex="bold"/>
    </style:style>
    <style:style style:name="P7" style:family="paragraph" style:parent-style-name="Preformatted_20_Text">
      <style:text-properties fo:font-variant="normal" fo:text-transform="none" fo:color="#000000" style:font-name="monospace" fo:font-size="7.5pt" fo:letter-spacing="normal" fo:font-style="italic" fo:font-weight="normal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fo:color="#000000" style:font-name="monospace" fo:font-size="7.5pt" fo:letter-spacing="normal" fo:font-style="normal" fo:font-weight="normal"/>
    </style:style>
    <style:style style:name="T2" style:family="text">
      <style:text-properties fo:font-variant="normal" fo:text-transform="none" fo:color="#000000" style:font-name="monospace" fo:font-size="7.5pt" fo:letter-spacing="normal" fo:font-style="normal" fo:font-weight="normal" style:font-weight-asian="bold" style:font-weight-complex="bold"/>
    </style:style>
    <style:style style:name="T3" style:family="text">
      <style:text-properties fo:font-variant="normal" fo:text-transform="none" fo:color="#000000" style:font-name="monospace" fo:font-size="7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font-size="7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font-size="7.5pt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000000" style:font-name="Liberation Serif" fo:font-size="7.5pt" fo:letter-spacing="normal" fo:font-style="normal"/>
    </style:style>
    <style:style style:name="T7" style:family="text">
      <style:text-properties fo:font-variant="normal" fo:text-transform="none" fo:color="#000000" style:font-name="Liberation Serif" fo:font-size="7.5pt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000000" style:font-name="Liberation Serif" fo:font-size="7.5pt" fo:letter-spacing="normal" fo:font-style="normal" fo:font-weight="normal" style:font-weight-asian="bold" style:font-weight-complex="bold"/>
    </style:style>
    <style:style style:name="T9" style:family="text">
      <style:text-properties fo:font-variant="normal" fo:text-transform="none" fo:color="#000000" style:font-name="Liberation Serif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11" style:family="text">
      <style:text-properties style:text-position="33% 80%"/>
    </style:style>
    <style:style style:name="T1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t's Notes</text:p>
      <text:p text:style-name="P1"/>
      <text:p text:style-name="P1">RECIPE:<text:tab/><text:tab/><text:tab/><text:tab/><text:tab/><text:tab/><text:tab/><text:tab/>DATE:</text:p>
      <text:p text:style-name="Standard"/>
      <text:p text:style-name="P1">MASH</text:p>
      <table:table table:name="Table6" table:style-name="Table6">
        <table:table-column table:style-name="Table6.A" table:number-columns-repeated="3"/>
        <table:table-row table:style-name="Table6.1">
          <table:table-cell table:style-name="Table6.A1" office:value-type="string">
            <text:p text:style-name="P4">Strike water </text:p>
            <text:p text:style-name="P6">Tw = (.2/R)(T2 - T1) + T2</text:p>
            <text:p text:style-name="P7">R = Ratio of water to grain in quarts per pound</text:p>
            <text:p text:style-name="P7">T1 = the temperature of the grains in Fahrenheit (or Celsius)</text:p>
            <text:p text:style-name="P7">T2 = the target temperature of the mash in Fahrenheit (or Celsius)</text:p>
          </table:table-cell>
          <table:table-cell table:style-name="Table6.A1" office:value-type="string">
            <text:p text:style-name="Table_20_Contents"/>
          </table:table-cell>
          <table:table-cell table:style-name="Table6.C1" office:value-type="string">
            <text:p text:style-name="Table_20_Contents">TIME:</text:p>
            <text:p text:style-name="Table_20_Contents"/>
            <text:p text:style-name="Table_20_Contents">TEMP:</text:p>
            <text:p text:style-name="Table_20_Contents"/>
            <text:p text:style-name="Table_20_Contents">VOLUME:</text:p>
          </table:table-cell>
        </table:table-row>
        <table:table-row table:style-name="Table6.1">
          <table:table-cell table:style-name="Table6.A2" office:value-type="string">
            <text:p text:style-name="P4">Absorbtion Loss</text:p>
            <text:p text:style-name="P6">Absorption loss in gallons = (lbs of grain) x 0.20)</text:p>
          </table:table-cell>
          <table:table-cell table:style-name="Table6.A2" office:value-type="string">
            <text:p text:style-name="Table_20_Contents"/>
          </table:table-cell>
          <table:table-cell table:style-name="Table6.C2" office:value-type="string">
            <text:p text:style-name="Table_20_Contents">LOSS:</text:p>
          </table:table-cell>
        </table:table-row>
        <table:table-row table:style-name="Table6.3">
          <table:table-cell table:style-name="Table6.A2" table:number-rows-spanned="2" office:value-type="string">
            <text:p text:style-name="P4">Infusion Water</text:p>
            <text:p text:style-name="P6">Wa = (T2 - T1)(0.2G + Wm)/(Tw - T2)</text:p>
            <text:p text:style-name="P7">Wa = The amount of infusion water to add</text:p>
            <text:p text:style-name="P7">Wm = The total amount of water in the mash</text:p>
            <text:p text:style-name="P7">T1 = The initial mash temperature</text:p>
            <text:p text:style-name="P7">T2 = The target mash temperature</text:p>
            <text:p text:style-name="P7">Tw = the actual temperature of the infusion water</text:p>
            <text:p text:style-name="P7">G = The amount of grain in the mash</text:p>
          </table:table-cell>
          <table:table-cell table:style-name="Table6.A2" table:number-rows-spanned="2" office:value-type="string">
            <text:p text:style-name="P5"/>
          </table:table-cell>
          <table:table-cell table:style-name="Table6.C2" office:value-type="string">
            <text:p text:style-name="Table_20_Contents">TIME:</text:p>
            <text:p text:style-name="Table_20_Contents">TEMP:</text:p>
            <text:p text:style-name="Table_20_Contents">VOLUME:</text:p>
          </table:table-cell>
        </table:table-row>
        <table:table-row table:style-name="Table6.3">
          <table:covered-table-cell/>
          <table:covered-table-cell/>
          <table:table-cell table:style-name="Table6.C2" office:value-type="string">
            <text:p text:style-name="Table_20_Contents">TIME:</text:p>
            <text:p text:style-name="Table_20_Contents">TEMP:</text:p>
            <text:p text:style-name="Table_20_Contents">VOLUME:</text:p>
          </table:table-cell>
        </table:table-row>
      </table:table>
      <text:p text:style-name="Standard"/>
      <text:p text:style-name="P1">BOIL</text:p>
      <table:table table:name="Boil" table:style-name="Boil">
        <table:table-column table:style-name="Boil.A" table:number-columns-repeated="3"/>
        <table:table-row>
          <table:table-cell table:style-name="Boil.A1" office:value-type="string">
            <text:p text:style-name="P4">Boil Loss</text:p>
            <text:p text:style-name="P6">Evaporation rate = Pre-Boil Wort * 0.10 (keg kettle is closer to .08)</text:p>
            <text:p text:style-name="P6">Evaporation loss = (Evaporation Rate / 60) x Total Boil Time</text:p>
            <text:p text:style-name="P6">Cooling loss = (Total Kettle Wort - Evaporation Loss) x 0.04</text:p>
          </table:table-cell>
          <table:table-cell table:style-name="Boil.A1" office:value-type="string">
            <text:p text:style-name="Table_20_Contents">90 Min Boil</text:p>
            <text:p text:style-name="Table_20_Contents">PBW: <text:s/>1.2 <text:s text:c="3"/>ACW: <text:s/>1.013</text:p>
            <text:p text:style-name="Table_20_Contents">PBW: <text:s/>6.0 <text:s text:c="3"/>ACW: <text:s/>5.06</text:p>
            <text:p text:style-name="Table_20_Contents">PBW: 11.8 <text:s text:c="2"/>ACW: 10.05</text:p>
            <text:p text:style-name="Table_20_Contents">PBW: 14.2 <text:s text:c="2"/>ACW: 11.99</text:p>
          </table:table-cell>
          <table:table-cell table:style-name="Boil.C1" office:value-type="string">
            <text:p text:style-name="Table_20_Contents">BOIL START TIME:</text:p>
            <text:p text:style-name="Table_20_Contents"/>
          </table:table-cell>
        </table:table-row>
        <table:table-row>
          <table:table-cell table:style-name="Boil.A2" office:value-type="string">
            <text:p text:style-name="P4">Hop Additions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Boil.A2" office:value-type="string">
            <text:p text:style-name="Table_20_Contents">TYPE:</text:p>
            <text:p text:style-name="Table_20_Contents">TYPE:</text:p>
            <text:p text:style-name="Table_20_Contents">TYPE:</text:p>
            <text:p text:style-name="Table_20_Contents">TYPE:</text:p>
            <text:p text:style-name="Table_20_Contents">TYPE:</text:p>
          </table:table-cell>
          <table:table-cell table:style-name="Boil.C2" office:value-type="string">
            <text:p text:style-name="Table_20_Contents">TIME:</text:p>
            <text:p text:style-name="Table_20_Contents">TIME:</text:p>
            <text:p text:style-name="Table_20_Contents">TIME:</text:p>
            <text:p text:style-name="Table_20_Contents">TIME:</text:p>
            <text:p text:style-name="Table_20_Contents">TIME:</text:p>
          </table:table-cell>
        </table:table-row>
        <table:table-row>
          <table:table-cell table:style-name="Boil.A2" office:value-type="string">
            <text:p text:style-name="P4">Cooling Start</text:p>
          </table:table-cell>
          <table:table-cell table:style-name="Boil.A2" office:value-type="string">
            <text:p text:style-name="Table_20_Contents"/>
          </table:table-cell>
          <table:table-cell table:style-name="Boil.C2" office:value-type="string">
            <text:p text:style-name="Table_20_Contents">TIME:</text:p>
          </table:table-cell>
        </table:table-row>
        <table:table-row>
          <table:table-cell table:style-name="Boil.A2" office:value-type="string">
            <text:p text:style-name="P4">Cooling End</text:p>
          </table:table-cell>
          <table:table-cell table:style-name="Boil.A2" office:value-type="string">
            <text:p text:style-name="Table_20_Contents"/>
          </table:table-cell>
          <table:table-cell table:style-name="Boil.C2" office:value-type="string">
            <text:p text:style-name="Table_20_Contents">TIME:</text:p>
          </table:table-cell>
        </table:table-row>
        <table:table-row>
          <table:table-cell table:style-name="Boil.A2" office:value-type="string">
            <text:p text:style-name="P4">Actual Ending Volume</text:p>
          </table:table-cell>
          <table:table-cell table:style-name="Boil.A2" office:value-type="string">
            <text:p text:style-name="Table_20_Contents"/>
          </table:table-cell>
          <table:table-cell table:style-name="Boil.C2" office:value-type="string">
            <text:p text:style-name="Table_20_Contents">VOL:</text:p>
          </table:table-cell>
        </table:table-row>
        <table:table-row>
          <table:table-cell table:style-name="Boil.A2" office:value-type="string">
            <text:p text:style-name="P4">Original Gravity</text:p>
            <text:p text:style-name="Preformatted_20_Text">H<text:span text:style-name="T2">ydrometer Temp Correction = 1.313454 - 0.132674 x T + 2.057793 x 2.71828 -3 x T^2-2.627634 x 2.71828-6 x T^3</text:span></text:p>
            <text:p text:style-name="P7">T = Temperature Deg F</text:p>
          </table:table-cell>
          <table:table-cell table:style-name="Boil.A2" office:value-type="string">
            <text:p text:style-name="Table_20_Contents"/>
          </table:table-cell>
          <table:table-cell table:style-name="Boil.C2" office:value-type="string">
            <text:p text:style-name="Table_20_Contents">OG:</text:p>
            <text:p text:style-name="Table_20_Contents">TEMP:</text:p>
            <text:p text:style-name="Table_20_Contents"/>
            <text:p text:style-name="Table_20_Contents">REAL OG:</text:p>
          </table:table-cell>
        </table:table-row>
      </table:table>
      <text:p text:style-name="Text_20_body"/>
      <text:p text:style-name="P3"><text:soft-page-break/>FERMENTATION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4">Transfer from Boil to Primary</text:p>
              <text:p text:style-name="P4"/>
            </table:table-cell>
            <table:table-cell table:style-name="Table7.A1" office:value-type="string">
              <text:p text:style-name="Table_20_Contents">DATE:</text:p>
            </table:table-cell>
            <table:table-cell table:style-name="Table7.A1" office:value-type="string">
              <text:p text:style-name="Table_20_Contents">OG:</text:p>
            </table:table-cell>
            <table:table-cell table:style-name="Table7.D1" office:value-type="string">
              <text:p text:style-name="Table_20_Contents">TEMP:</text:p>
            </table:table-cell>
          </table:table-row>
        </table:table-header-rows>
        <table:table-row>
          <table:table-cell table:style-name="Table7.A2" office:value-type="string">
            <text:p text:style-name="P4">Amount of Yeast Pitched</text:p>
            <text:p text:style-name="P4"/>
          </table:table-cell>
          <table:table-cell table:style-name="Table7.A2" office:value-type="string">
            <text:p text:style-name="Table_20_Contents">Type: </text:p>
          </table:table-cell>
          <table:table-cell table:style-name="Table7.C2" table:number-columns-spanned="2" office:value-type="string">
            <text:p text:style-name="Table_20_Contents">Amount:</text:p>
          </table:table-cell>
          <table:covered-table-cell/>
        </table:table-row>
        <table:table-row>
          <table:table-cell table:style-name="Table7.A2" office:value-type="string">
            <text:p text:style-name="P4">Transfer to Secondary</text:p>
            <text:p text:style-name="P4"/>
          </table:table-cell>
          <table:table-cell table:style-name="Table7.A2" office:value-type="string">
            <text:p text:style-name="Table_20_Contents">DATE:</text:p>
          </table:table-cell>
          <table:table-cell table:style-name="Table7.A2" office:value-type="string">
            <text:p text:style-name="Table_20_Contents">SG:</text:p>
          </table:table-cell>
          <table:table-cell table:style-name="Table7.C2" office:value-type="string">
            <text:p text:style-name="Table_20_Contents">TEMP:</text:p>
          </table:table-cell>
        </table:table-row>
        <table:table-row>
          <table:table-cell table:style-name="Table7.A2" office:value-type="string">
            <text:p text:style-name="P4">Final Gravity </text:p>
            <text:p text:style-name="P4"/>
          </table:table-cell>
          <table:table-cell table:style-name="Table7.A2" office:value-type="string">
            <text:p text:style-name="Table_20_Contents">DATE:</text:p>
          </table:table-cell>
          <table:table-cell table:style-name="Table7.A2" office:value-type="string">
            <text:p text:style-name="Table_20_Contents">FG:</text:p>
          </table:table-cell>
          <table:table-cell table:style-name="Table7.C2" office:value-type="string">
            <text:p text:style-name="Table_20_Contents">TEMP:</text:p>
          </table:table-cell>
        </table:table-row>
        <table:table-row table:style-name="Table7.5">
          <table:table-cell table:style-name="Table7.A2" office:value-type="string">
            <text:p text:style-name="P4">Apparent Attenuation</text:p>
            <text:p text:style-name="P6"/>
            <text:p text:style-name="P6">AA%=(OG-FG)/OG*100<text:line-break/><text:line-break/>SG<text:span text:style-name="T12"> is original extract<text:line-break/>FG is terminal Gravity as read from the hydrometer</text:span></text:p>
          </table:table-cell>
          <table:table-cell table:style-name="Table7.A2" office:value-type="string">
            <text:p text:style-name="Table_20_Contents"/>
          </table:table-cell>
          <table:table-cell table:style-name="Table7.C2" table:number-columns-spanned="2" office:value-type="string">
            <text:p text:style-name="Table_20_Contents">Apparent Attenuation Percentage:</text:p>
          </table:table-cell>
          <table:covered-table-cell/>
        </table:table-row>
        <table:table-row>
          <table:table-cell table:style-name="Table7.A2" office:value-type="string">
            <text:p text:style-name="P4">ABV</text:p>
            <text:p text:style-name="P6">Hydrometer Temp Correction = 1.313454 - 0.132674 x T + 2.057793 x 2.71828 -3 x T^2-2.627634 x 2.71828-6 x T^3</text:p>
            <text:p text:style-name="P7">T = Temperature Deg F</text:p>
            <text:p text:style-name="P7"/>
            <text:p text:style-name="P7">ABV = ((1.05 * (OG – FG)) / FG) / 0.79 * 100</text:p>
          </table:table-cell>
          <table:table-cell table:style-name="Table7.A2" office:value-type="string">
            <text:p text:style-name="Table_20_Contents"/>
          </table:table-cell>
          <table:table-cell table:style-name="Table7.C2" table:number-columns-spanned="2" office:value-type="string">
            <text:p text:style-name="Table_20_Contents">Alcohol Percentage:</text:p>
          </table:table-cell>
          <table:covered-table-cell/>
        </table:table-row>
      </table:table>
      <text:p text:style-name="Text_20_body"/>
      <text:p text:style-name="P3">CARBONATION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4">Priming Sugar</text:p>
            <text:p text:style-name="P6">Sugar in grams = 15.195 x Volume in Gallons ( Desired CO2 Volume - 3.0378 + .050062 * T - .00026555 * T * T )</text:p>
            <text:p text:style-name="P7">T = Temperature at bottling in degrees F</text:p>
          </table:table-cell>
          <table:table-cell table:style-name="Table8.A1" office:value-type="string">
            <text:p text:style-name="Table_20_Contents"/>
          </table:table-cell>
          <table:table-cell table:style-name="Table8.C1" office:value-type="string">
            <text:p text:style-name="Table_20_Contents">DATE:</text:p>
            <text:p text:style-name="Table_20_Contents"/>
            <text:p text:style-name="Table_20_Contents">Grams of Sugar:</text:p>
          </table:table-cell>
        </table:table-row>
        <table:table-row>
          <table:table-cell table:style-name="Table8.A2" office:value-type="string">
            <text:p text:style-name="P4">Force Carbonation</text:p>
            <text:p text:style-name="P6">P = -16.6999 – 0.0101059 * T + 0.00116512 * T<text:span text:style-name="T11">2 </text:span>+ 0.173354 * T * V + 4.24267 * V – 0.0684226 * V<text:span text:style-name="T11">2</text:span></text:p>
            <text:p text:style-name="P6">where</text:p>
            <text:p text:style-name="P7">P = Pressure needed (psi)</text:p>
            <text:p text:style-name="P7">T = Temperature of keg in °F</text:p>
            <text:p text:style-name="P7">V = Volumes of CO2 desired</text:p>
          </table:table-cell>
          <table:table-cell table:style-name="Table8.A2" office:value-type="string">
            <text:p text:style-name="Table_20_Contents"/>
          </table:table-cell>
          <table:table-cell table:style-name="Table8.C2" office:value-type="string">
            <text:p text:style-name="Table_20_Contents">DATE:</text:p>
            <text:p text:style-name="Table_20_Contents"/>
            <text:p text:style-name="Table_20_Contents">PSI:</text:p>
          </table:table-cell>
        </table:table-row>
      </table:table>
      <text:p text:style-name="Text_20_body"/>
      <text:p text:style-name="P3">CALORIES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Contents"><text:span text:style-name="Strong_20_Emphasis"><text:span text:style-name="T10">Calories</text:span></text:span></text:p>
            <text:p text:style-name="Preformatted_20_Text"><text:span text:style-name="Strong_20_Emphasis"><text:span text:style-name="T1">C</text:span></text:span><text:span text:style-name="Strong_20_Emphasis"><text:span text:style-name="T2">alories (12 US oz) bottle</text:span></text:span></text:p>
            <text:p text:style-name="Preformatted_20_Text"><text:span text:style-name="Strong_20_Emphasis"><text:span text:style-name="T2">Calories = 3621 * FG * (((0.8114 * FG) + (0.1886 * OG) - 1) + (0.53 * ((OG - FG) / (1.775 - OG))))</text:span></text:span></text:p>
          </table:table-cell>
          <table:table-cell table:style-name="Table1.A1" office:value-type="string">
            <text:p text:style-name="Table_20_Contents"/>
          </table:table-cell>
          <table:table-cell table:style-name="Table1.C1" office:value-type="string">
            <text:p text:style-name="Table_20_Contents">Calories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georgia" svg:font-family="georgia, serif"/>
    <style:font-face style:name="monospace" svg:font-family="monospace, 'Courier New'"/>
    <style:font-face style:name="verdana" svg:font-family="verdana, geneva, lucida, 'lucida grande', arial, helvetica, 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27T12:43:37</meta:creation-date>
    <dc:date>2013-03-01T12:13:11</dc:date>
    <meta:editing-duration>PT03H37M28S</meta:editing-duration>
    <meta:editing-cycles>50</meta:editing-cycles>
    <meta:generator>OpenOffice.org/3.2$Unix OpenOffice.org_project/320m12$Build-9483</meta:generator>
    <meta:document-statistic meta:table-count="5" meta:image-count="0" meta:object-count="0" meta:page-count="2" meta:paragraph-count="105" meta:word-count="451" meta:character-count="2293"/>
  </office:meta>
</office:document-meta>
</file>